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2_">T</text:span><text:span text:style-name="_35_">h</text:span><text:span text:style-name="_39_">e</text:span><text:span text:style-name="_31_"> </text:span><text:span text:style-name="_35_">M</text:span><text:span text:style-name="_38_">c</text:span><text:span text:style-name="_32_">W</text:span><text:span text:style-name="_35_">i</text:span><text:span text:style-name="_38_">l</text:span><text:span text:style-name="_33_">l</text:span><text:span text:style-name="_35_">i</text:span><text:span text:style-name="_39_">a</text:span><text:span text:style-name="_33_">m</text:span><text:span text:style-name="_36_">s</text:span><text:span text:style-name="_39_">e</text:span><text:span text:style-name="_33_">s</text:span><text:span text:style-name="_34_"> </text:span><text:span text:style-name="_39_">A</text:span><text:span text:style-name="_32_">n</text:span><text:span text:style-name="_35_">d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B</text:span><text:span text:style-name="_39_">u</text:span><text:span text:style-name="_32_">r</text:span><text:span text:style-name="_36_">g</text:span><text:span text:style-name="_38_">l</text:span><text:span text:style-name="_33_">a</text:span><text:span text:style-name="_36_">r</text:span><text:span text:style-name="_37_"> </text:span><text:span text:style-name="_32_">A</text:span><text:span text:style-name="_36_">l</text:span><text:span text:style-name="_38_">a</text:span><text:span text:style-name="_33_">r</text:span><text:span text:style-name="_35_">m</text:span></text:p>
      <text:p text:style-name="P1"><text:span text:style-name="_33_">b</text:span><text:span text:style-name="_35_">y</text:span><text:span text:style-name="_37_"> </text:span><text:span text:style-name="_33_">M</text:span><text:span text:style-name="_35_">a</text:span><text:span text:style-name="_39_">r</text:span><text:span text:style-name="_33_">k</text:span><text:span text:style-name="_34_"> </text:span><text:span text:style-name="_39_">T</text:span><text:span text:style-name="_33_">w</text:span><text:span text:style-name="_36_">a</text:span><text:span text:style-name="_39_">i</text:span><text:span text:style-name="_32_">n</text:span></text:p>
      <text:p text:style-name="P1"><text:span text:style-name="_33_">T</text:span><text:span text:style-name="_36_">h</text:span><text:span text:style-name="_38_">e</text:span><text:span text:style-name="_31_"> </text:span><text:span text:style-name="_36_">c</text:span><text:span text:style-name="_39_">o</text:span><text:span text:style-name="_32_">n</text:span><text:span text:style-name="_35_">v</text:span><text:span text:style-name="_39_">e</text:span><text:span text:style-name="_32_">r</text:span><text:span text:style-name="_35_">s</text:span><text:span text:style-name="_39_">a</text:span><text:span text:style-name="_32_">t</text:span><text:span text:style-name="_35_">i</text:span><text:span text:style-name="_38_">o</text:span><text:span text:style-name="_33_">n</text:span><text:span text:style-name="_34_"> </text:span><text:span text:style-name="_39_">d</text:span><text:span text:style-name="_32_">r</text:span><text:span text:style-name="_36_">i</text:span><text:span text:style-name="_39_">f</text:span><text:span text:style-name="_32_">t</text:span><text:span text:style-name="_35_">e</text:span><text:span text:style-name="_39_">d</text:span><text:span text:style-name="_31_"> </text:span><text:span text:style-name="_36_">s</text:span><text:span text:style-name="_39_">m</text:span><text:span text:style-name="_32_">o</text:span><text:span text:style-name="_36_">o</text:span><text:span text:style-name="_38_">t</text:span><text:span text:style-name="_33_">h</text:span><text:span text:style-name="_35_">l</text:span><text:span text:style-name="_38_">y</text:span><text:span text:style-name="_31_"> </text:span><text:span text:style-name="_35_">a</text:span><text:span text:style-name="_38_">n</text:span><text:span text:style-name="_33_">d</text:span><text:span text:style-name="_34_"> </text:span><text:span text:style-name="_39_">p</text:span><text:span text:style-name="_32_">l</text:span><text:span text:style-name="_36_">e</text:span><text:span text:style-name="_39_">a</text:span><text:span text:style-name="_33_">s</text:span><text:span text:style-name="_36_">a</text:span><text:span text:style-name="_39_">n</text:span><text:span text:style-name="_33_">t</text:span><text:span text:style-name="_35_">l</text:span><text:span text:style-name="_39_">y</text:span><text:span text:style-name="_31_"> </text:span><text:span text:style-name="_36_">a</text:span><text:span text:style-name="_39_">l</text:span><text:span text:style-name="_32_">o</text:span><text:span text:style-name="_36_">n</text:span><text:span text:style-name="_39_">g</text:span><text:span text:style-name="_31_"> </text:span><text:span text:style-name="_35_">f</text:span><text:span text:style-name="_39_">r</text:span><text:span text:style-name="_33_">o</text:span><text:span text:style-name="_36_">m</text:span><text:span text:style-name="_37_"> </text:span><text:span text:style-name="_32_">w</text:span><text:span text:style-name="_35_">e</text:span><text:span text:style-name="_39_">a</text:span><text:span text:style-name="_33_">t</text:span><text:span text:style-name="_35_">h</text:span><text:span text:style-name="_38_">e</text:span><text:span text:style-name="_32_">r</text:span><text:span text:style-name="_34_"> </text:span><text:span text:style-name="_38_">t</text:span><text:span text:style-name="_32_">o</text:span><text:span text:style-name="_34_"> </text:span><text:span text:style-name="_38_">c</text:span><text:span text:style-name="_32_">r</text:span><text:span text:style-name="_35_">o</text:span><text:span text:style-name="_38_">p</text:span><text:span text:style-name="_32_">s</text:span><text:span text:style-name="_36_">,</text:span><text:span text:style-name="_37_"> </text:span><text:span text:style-name="_33_">f</text:span><text:span text:style-name="_35_">r</text:span><text:span text:style-name="_39_">o</text:span><text:span text:style-name="_33_">m</text:span><text:span text:style-name="_34_"> </text:span><text:span text:style-name="_38_">c</text:span><text:span text:style-name="_33_">r</text:span><text:span text:style-name="_35_">o</text:span><text:span text:style-name="_39_">p</text:span><text:span text:style-name="_33_">s</text:span><text:span text:style-name="_34_"> </text:span><text:span text:style-name="_38_">t</text:span><text:span text:style-name="_32_">o</text:span><text:span text:style-name="_34_"> </text:span><text:span text:style-name="_39_">l</text:span><text:span text:style-name="_32_">i</text:span><text:span text:style-name="_35_">t</text:span><text:span text:style-name="_39_">e</text:span><text:span text:style-name="_32_">r</text:span><text:span text:style-name="_36_">a</text:span><text:span text:style-name="_39_">t</text:span><text:span text:style-name="_32_">u</text:span><text:span text:style-name="_36_">r</text:span><text:span text:style-name="_38_">e</text:span><text:span text:style-name="_32_">,</text:span><text:span text:style-name="_34_"> </text:span><text:span text:style-name="_39_">f</text:span><text:span text:style-name="_33_">r</text:span><text:span text:style-name="_35_">o</text:span><text:span text:style-name="_38_">m</text:span><text:span text:style-name="_31_"> </text:span><text:span text:style-name="_36_">l</text:span><text:span text:style-name="_38_">i</text:span><text:span text:style-name="_32_">t</text:span><text:span text:style-name="_35_">e</text:span><text:span text:style-name="_38_">r</text:span><text:span text:style-name="_32_">a</text:span><text:span text:style-name="_36_">t</text:span><text:span text:style-name="_39_">u</text:span><text:span text:style-name="_33_">r</text:span><text:span text:style-name="_36_">e</text:span><text:span text:style-name="_37_"> </text:span><text:span text:style-name="_32_">t</text:span><text:span text:style-name="_35_">o</text:span><text:span text:style-name="_37_"> </text:span><text:span text:style-name="_32_">s</text:span><text:span text:style-name="_36_">c</text:span><text:span text:style-name="_39_">a</text:span><text:span text:style-name="_32_">n</text:span><text:span text:style-name="_36_">d</text:span><text:span text:style-name="_39_">a</text:span><text:span text:style-name="_32_">l</text:span><text:span text:style-name="_36_">,</text:span><text:span text:style-name="_37_"> </text:span><text:span text:style-name="_32_">f</text:span><text:span text:style-name="_35_">r</text:span><text:span text:style-name="_39_">o</text:span><text:span text:style-name="_32_">m</text:span><text:span text:style-name="_34_"> </text:span><text:span text:style-name="_38_">s</text:span><text:span text:style-name="_32_">c</text:span><text:span text:style-name="_35_">a</text:span><text:span text:style-name="_39_">n</text:span><text:span text:style-name="_33_">d</text:span><text:span text:style-name="_36_">a</text:span><text:span text:style-name="_38_">l</text:span><text:span text:style-name="_31_"> </text:span><text:span text:style-name="_35_">t</text:span><text:span text:style-name="_38_">o</text:span><text:span text:style-name="_31_"> </text:span><text:span text:style-name="_36_">r</text:span><text:span text:style-name="_39_">e</text:span><text:span text:style-name="_32_">l</text:span><text:span text:style-name="_36_">i</text:span><text:span text:style-name="_39_">g</text:span><text:span text:style-name="_33_">i</text:span><text:span text:style-name="_35_">o</text:span><text:span text:style-name="_38_">n</text:span><text:span text:style-name="_33_">;</text:span><text:span text:style-name="_34_"> </text:span><text:span text:style-name="_39_">t</text:span><text:span text:style-name="_33_">h</text:span><text:span text:style-name="_35_">e</text:span><text:span text:style-name="_39_">n</text:span><text:span text:style-name="_31_"> </text:span><text:span text:style-name="_35_">t</text:span><text:span text:style-name="_38_">o</text:span><text:span text:style-name="_33_">o</text:span><text:span text:style-name="_36_">k</text:span><text:span text:style-name="_37_"> </text:span><text:span text:style-name="_32_">a</text:span><text:span text:style-name="_34_"> </text:span><text:span text:style-name="_39_">r</text:span><text:span text:style-name="_33_">a</text:span><text:span text:style-name="_36_">n</text:span><text:span text:style-name="_38_">d</text:span><text:span text:style-name="_33_">o</text:span><text:span text:style-name="_35_">m</text:span><text:span text:style-name="_37_"> </text:span><text:span text:style-name="_33_">j</text:span><text:span text:style-name="_36_">u</text:span><text:span text:style-name="_39_">m</text:span><text:span text:style-name="_33_">p</text:span><text:span text:style-name="_35_">,</text:span><text:span text:style-name="_37_"> </text:span><text:span text:style-name="_32_">a</text:span><text:span text:style-name="_35_">n</text:span><text:span text:style-name="_38_">d</text:span><text:span text:style-name="_31_"> </text:span><text:span text:style-name="_35_">l</text:span><text:span text:style-name="_38_">a</text:span><text:span text:style-name="_32_">n</text:span><text:span text:style-name="_36_">d</text:span><text:span text:style-name="_38_">e</text:span><text:span text:style-name="_33_">d</text:span><text:span text:style-name="_34_"> </text:span><text:span text:style-name="_38_">o</text:span><text:span text:style-name="_33_">n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s</text:span><text:span text:style-name="_36_">u</text:span><text:span text:style-name="_39_">b</text:span><text:span text:style-name="_32_">j</text:span><text:span text:style-name="_36_">e</text:span><text:span text:style-name="_38_">c</text:span><text:span text:style-name="_32_">t</text:span><text:span text:style-name="_34_"> </text:span><text:span text:style-name="_39_">o</text:span><text:span text:style-name="_33_">f</text:span><text:span text:style-name="_34_"> </text:span><text:span text:style-name="_39_">b</text:span><text:span text:style-name="_33_">u</text:span><text:span text:style-name="_35_">r</text:span><text:span text:style-name="_38_">g</text:span><text:span text:style-name="_33_">l</text:span><text:span text:style-name="_35_">a</text:span><text:span text:style-name="_39_">r</text:span><text:span text:style-name="_31_"> </text:span><text:span text:style-name="_36_">a</text:span><text:span text:style-name="_39_">l</text:span><text:span text:style-name="_33_">a</text:span><text:span text:style-name="_36_">r</text:span><text:span text:style-name="_39_">m</text:span><text:span text:style-name="_33_">s</text:span><text:span text:style-name="_36_">.</text:span><text:span text:style-name="_37_"> </text:span><text:span text:style-name="_33_">A</text:span><text:span text:style-name="_36_">n</text:span><text:span text:style-name="_38_">d</text:span><text:span text:style-name="_31_"> </text:span><text:span text:style-name="_36_">n</text:span><text:span text:style-name="_39_">o</text:span><text:span text:style-name="_33_">w</text:span><text:span text:style-name="_34_"> </text:span><text:span text:style-name="_39_">f</text:span><text:span text:style-name="_32_">o</text:span><text:span text:style-name="_35_">r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f</text:span><text:span text:style-name="_39_">i</text:span><text:span text:style-name="_33_">r</text:span><text:span text:style-name="_35_">s</text:span><text:span text:style-name="_38_">t</text:span><text:span text:style-name="_31_"> </text:span><text:span text:style-name="_36_">t</text:span><text:span text:style-name="_39_">i</text:span><text:span text:style-name="_32_">m</text:span><text:span text:style-name="_35_">e</text:span><text:span text:style-name="_37_"> </text:span><text:span text:style-name="_33_">M</text:span><text:span text:style-name="_35_">r</text:span><text:span text:style-name="_39_">.</text:span><text:span text:style-name="_31_"> </text:span><text:span text:style-name="_35_">M</text:span><text:span text:style-name="_39_">c</text:span><text:span text:style-name="_32_">W</text:span><text:span text:style-name="_35_">i</text:span><text:span text:style-name="_39_">l</text:span><text:span text:style-name="_33_">l</text:span><text:span text:style-name="_36_">i</text:span><text:span text:style-name="_38_">a</text:span><text:span text:style-name="_33_">m</text:span><text:span text:style-name="_36_">s</text:span><text:span text:style-name="_37_"> </text:span><text:span text:style-name="_33_">s</text:span><text:span text:style-name="_36_">h</text:span><text:span text:style-name="_39_">o</text:span><text:span text:style-name="_32_">w</text:span><text:span text:style-name="_35_">e</text:span><text:span text:style-name="_39_">d</text:span><text:span text:style-name="_31_"> </text:span><text:span text:style-name="_35_">f</text:span><text:span text:style-name="_39_">e</text:span><text:span text:style-name="_32_">e</text:span><text:span text:style-name="_36_">l</text:span><text:span text:style-name="_39_">i</text:span><text:span text:style-name="_32_">n</text:span><text:span text:style-name="_36_">g</text:span><text:span text:style-name="_39_">.</text:span><text:span text:style-name="_31_"> </text:span><text:span text:style-name="_36_">W</text:span><text:span text:style-name="_39_">h</text:span><text:span text:style-name="_32_">e</text:span><text:span text:style-name="_35_">n</text:span><text:span text:style-name="_38_">e</text:span><text:span text:style-name="_33_">v</text:span><text:span text:style-name="_35_">e</text:span><text:span text:style-name="_38_">r</text:span><text:span text:style-name="_31_"> </text:span><text:span text:style-name="_36_">I</text:span><text:span text:style-name="_37_"> </text:span><text:span text:style-name="_32_">p</text:span><text:span text:style-name="_35_">e</text:span><text:span text:style-name="_39_">r</text:span><text:span text:style-name="_32_">c</text:span><text:span text:style-name="_36_">e</text:span><text:span text:style-name="_39_">i</text:span><text:span text:style-name="_32_">v</text:span><text:span text:style-name="_35_">e</text:span><text:span text:style-name="_37_"> </text:span><text:span text:style-name="_32_">t</text:span><text:span text:style-name="_36_">h</text:span><text:span text:style-name="_39_">i</text:span><text:span text:style-name="_32_">s</text:span><text:span text:style-name="_34_"> </text:span><text:span text:style-name="_38_">s</text:span><text:span text:style-name="_33_">i</text:span><text:span text:style-name="_35_">g</text:span><text:span text:style-name="_39_">n</text:span><text:span text:style-name="_31_"> </text:span><text:span text:style-name="_35_">o</text:span><text:span text:style-name="_39_">n</text:span><text:span text:style-name="_31_"> </text:span><text:span text:style-name="_35_">t</text:span><text:span text:style-name="_39_">h</text:span><text:span text:style-name="_33_">i</text:span><text:span text:style-name="_35_">s</text:span><text:span text:style-name="_37_"> </text:span><text:span text:style-name="_32_">m</text:span><text:span text:style-name="_35_">a</text:span><text:span text:style-name="_39_">n</text:span><text:span text:style-name="_33_">'</text:span><text:span text:style-name="_35_">s</text:span><text:span text:style-name="_37_"> </text:span><text:span text:style-name="_33_">d</text:span><text:span text:style-name="_35_">i</text:span><text:span text:style-name="_39_">a</text:span><text:span text:style-name="_32_">l</text:span><text:span text:style-name="_35_">,</text:span><text:span text:style-name="_37_"> </text:span><text:span text:style-name="_33_">I</text:span><text:span text:style-name="_34_"> </text:span><text:span text:style-name="_39_">c</text:span><text:span text:style-name="_33_">o</text:span><text:span text:style-name="_35_">m</text:span><text:span text:style-name="_39_">p</text:span><text:span text:style-name="_33_">r</text:span><text:span text:style-name="_35_">e</text:span><text:span text:style-name="_39_">h</text:span><text:span text:style-name="_32_">e</text:span><text:span text:style-name="_35_">n</text:span><text:span text:style-name="_39_">d</text:span><text:span text:style-name="_31_"> </text:span><text:span text:style-name="_36_">i</text:span><text:span text:style-name="_38_">t</text:span><text:span text:style-name="_33_">,</text:span><text:span text:style-name="_34_"> </text:span><text:span text:style-name="_38_">a</text:span><text:span text:style-name="_33_">n</text:span><text:span text:style-name="_36_">d</text:span><text:span text:style-name="_37_"> </text:span><text:span text:style-name="_32_">l</text:span><text:span text:style-name="_36_">a</text:span><text:span text:style-name="_39_">p</text:span><text:span text:style-name="_33_">s</text:span><text:span text:style-name="_35_">e</text:span><text:span text:style-name="_37_"> </text:span><text:span text:style-name="_33_">i</text:span><text:span text:style-name="_36_">n</text:span><text:span text:style-name="_38_">t</text:span><text:span text:style-name="_33_">o</text:span><text:span text:style-name="_34_"> </text:span><text:span text:style-name="_38_">s</text:span><text:span text:style-name="_33_">i</text:span><text:span text:style-name="_35_">l</text:span><text:span text:style-name="_39_">e</text:span><text:span text:style-name="_32_">n</text:span><text:span text:style-name="_35_">c</text:span><text:span text:style-name="_39_">e</text:span><text:span text:style-name="_32_">,</text:span><text:span text:style-name="_34_"> </text:span><text:span text:style-name="_39_">a</text:span><text:span text:style-name="_33_">n</text:span><text:span text:style-name="_36_">d</text:span><text:span text:style-name="_37_"> </text:span><text:span text:style-name="_33_">g</text:span><text:span text:style-name="_36_">i</text:span><text:span text:style-name="_38_">v</text:span><text:span text:style-name="_33_">e</text:span><text:span text:style-name="_34_"> </text:span><text:span text:style-name="_38_">h</text:span><text:span text:style-name="_33_">i</text:span><text:span text:style-name="_35_">m</text:span><text:span text:style-name="_37_"> </text:span><text:span text:style-name="_32_">o</text:span><text:span text:style-name="_35_">p</text:span><text:span text:style-name="_38_">p</text:span><text:span text:style-name="_32_">o</text:span><text:span text:style-name="_35_">r</text:span><text:span text:style-name="_38_">t</text:span><text:span text:style-name="_33_">u</text:span><text:span text:style-name="_36_">n</text:span><text:span text:style-name="_39_">i</text:span><text:span text:style-name="_33_">t</text:span><text:span text:style-name="_36_">y</text:span><text:span text:style-name="_37_"> </text:span><text:span text:style-name="_33_">t</text:span><text:span text:style-name="_36_">o</text:span><text:span text:style-name="_37_"> </text:span><text:span text:style-name="_33_">u</text:span><text:span text:style-name="_35_">n</text:span><text:span text:style-name="_39_">l</text:span><text:span text:style-name="_33_">o</text:span><text:span text:style-name="_36_">a</text:span><text:span text:style-name="_39_">d</text:span><text:span text:style-name="_31_"> </text:span><text:span text:style-name="_36_">h</text:span><text:span text:style-name="_38_">i</text:span><text:span text:style-name="_33_">s</text:span><text:span text:style-name="_34_"> </text:span><text:span text:style-name="_38_">h</text:span><text:span text:style-name="_33_">e</text:span><text:span text:style-name="_35_">a</text:span><text:span text:style-name="_39_">r</text:span><text:span text:style-name="_33_">t</text:span><text:span text:style-name="_35_">.</text:span><text:span text:style-name="_37_"> </text:span><text:span text:style-name="_33_">S</text:span><text:span text:style-name="_35_">a</text:span><text:span text:style-name="_38_">i</text:span><text:span text:style-name="_33_">d</text:span><text:span text:style-name="_34_"> </text:span><text:span text:style-name="_38_">h</text:span><text:span text:style-name="_32_">e</text:span><text:span text:style-name="_35_">,</text:span><text:span text:style-name="_37_"> </text:span><text:span text:style-name="_32_">w</text:span><text:span text:style-name="_36_">i</text:span><text:span text:style-name="_39_">t</text:span><text:span text:style-name="_32_">h</text:span><text:span text:style-name="_34_"> </text:span><text:span text:style-name="_38_">b</text:span><text:span text:style-name="_32_">u</text:span><text:span text:style-name="_36_">t</text:span><text:span text:style-name="_37_"> </text:span><text:span text:style-name="_32_">i</text:span><text:span text:style-name="_36_">l</text:span><text:span text:style-name="_39_">l-</text:span><text:span text:style-name="_33_">c</text:span><text:span text:style-name="_35_">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position="0% 100%"/>
    </style:style>
    <style:style style:name="_33_" style:display-name="3" style:family="text">
      <style:text-properties style:text-position="3% 100%"/>
    </style:style>
    <style:style style:name="_34_" style:display-name="4" style:family="text"/>
    <style:style style:name="_35_" style:display-name="5" style:family="text">
      <style:text-properties style:text-position="0% 100%"/>
    </style:style>
    <style:style style:name="_36_" style:display-name="6" style:family="text">
      <style:text-properties style:text-position="3% 100%"/>
    </style:style>
    <style:style style:name="_37_" style:display-name="7" style:family="text"/>
    <style:style style:name="_38_" style:display-name="8" style:family="text">
      <style:text-properties style:text-position="0% 100%"/>
    </style:style>
    <style:style style:name="_39_" style:display-name="9" style:family="text">
      <style:text-properties style:text-position="3% 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23:22:45</meta:creation-date>
    <dc:title>Haathi</dc:title>
    <meta:editing-duration>PT37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3" meta:word-count="84" meta:character-count="498"/>
    <dc:date>2016-02-20T23:23:21.69</dc:date>
    <meta:template xlink:type="simple" xlink:actuate="onRequest" xlink:title="Haathi" xlink:href="file:///C:/Users/kwa/AppData/Roaming/OpenOffice/4/user/template/Haathi.ott" meta:date="2016-02-20T23:22:44.49"/>
  </office:meta>
</office:document-meta>
</file>